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996cm" svg:height="8.435cm" svg:x="0.3cm" svg:y="0.86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09-12T16:11:40.696141066</dc:date>
    <meta:editing-duration>PT2M35S</meta:editing-duration>
    <meta:editing-cycles>16</meta:editing-cycles>
    <meta:generator>LibreOffice/6.4.5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997cm" svg:height="8.436cm" xlink:href="." xlink:type="simple" chart:class="chart:scatter" chart:style-name="ch1">
        <chart:plot-area chart:style-name="ch2" chart:data-source-has-labels="both" svg:x="0.299cm" svg:y="0.168cm" svg:width="14.399cm" svg:height="8.1cm">
          <chartooo:coordinate-region svg:x="0.841cm" svg:y="0.367cm" svg:width="13.763cm" svg:height="7.702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927050983124843">
                <text:p>0.9270509831248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927050983124842">
                <text:p>-0.9270509831248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927050983124843">
                <text:p>-0.9270509831248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927050983124841">
                <text:p>0.9270509831248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927050983124843">
                <text:p>0.9270509831248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927050983124841">
                <text:p>-0.9270509831248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927050983124844">
                <text:p>-0.9270509831248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927050983124841">
                <text:p>0.9270509831248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927050983124844">
                <text:p>0.9270509831248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927050983124835">
                <text:p>-0.9270509831248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927050983124849">
                <text:p>-0.9270509831248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927050983124845">
                <text:p>0.9270509831248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2.42705098312485">
                <text:p>2.427050983124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92705098312484">
                <text:p>0.927050983124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927050983124835">
                <text:p>-0.9270509831248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92705098312485">
                <text:p>-0.927050983124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927050983124845">
                <text:p>0.9270509831248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2.42705098312483">
                <text:p>2.427050983124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92705098312484">
                <text:p>0.927050983124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927050983124834">
                <text:p>-0.9270509831248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92705098312483">
                <text:p>-0.927050983124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927050983124844">
                <text:p>0.9270509831248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927050983124841">
                <text:p>0.9270509831248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927050983124854">
                <text:p>-0.9270509831248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927050983124831">
                <text:p>-0.9270509831248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927050983124843">
                <text:p>0.9270509831248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2.42705098312485">
                <text:p>2.427050983124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927050983124842">
                <text:p>0.9270509831248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927050983124853">
                <text:p>-0.9270509831248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927050983124832">
                <text:p>-0.9270509831248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927050983124822">
                <text:p>0.9270509831248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2.42705098312485">
                <text:p>2.427050983124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927050983124842">
                <text:p>0.9270509831248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927050983124832">
                <text:p>-0.9270509831248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927050983124833">
                <text:p>-0.9270509831248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927050983124842">
                <text:p>0.9270509831248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2.42705098312485">
                <text:p>2.427050983124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927050983124823">
                <text:p>0.9270509831248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927050983124851">
                <text:p>-0.9270509831248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2.42705098312485">
                <text:p>-2.427050983124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927050983124854">
                <text:p>-0.9270509831248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927050983124841">
                <text:p>0.9270509831248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2.42705098312485">
                <text:p>2.427050983124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927050983124864">
                <text:p>0.9270509831248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92705098312483">
                <text:p>-0.927050983124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927050983124854">
                <text:p>-0.9270509831248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92705098312484">
                <text:p>0.927050983124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2.42705098312483">
                <text:p>2.427050983124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2.42705098312485">
                <text:p>2.427050983124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.927050983124845">
                <text:p>0.9270509831248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0.92705098312481">
                <text:p>-0.927050983124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2.42705098312483">
                <text:p>-2.427050983124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.927050983124835">
                <text:p>-0.9270509831248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.927050983124819">
                <text:p>0.9270509831248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2.42705098312483">
                <text:p>2.427050983124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0.927050983124865">
                <text:p>0.9270509831248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0.927050983124789">
                <text:p>-0.9270509831247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2.42705098312486">
                <text:p>-2.427050983124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0.927050983124896">
                <text:p>-0.9270509831248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.927050983124798">
                <text:p>0.9270509831247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2.42705098312482">
                <text:p>2.427050983124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2.42705098312485">
                <text:p>2.427050983124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.927050983124886">
                <text:p>0.9270509831248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0.927050983124808">
                <text:p>-0.9270509831248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2.42705098312483">
                <text:p>-2.427050983124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0.927050983124877">
                <text:p>-0.9270509831248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.927050983124818">
                <text:p>0.9270509831248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2.42705098312483">
                <text:p>2.427050983124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2.42705098312486">
                <text:p>2.427050983124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0.927050983124867">
                <text:p>0.9270509831248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0.927050983124828">
                <text:p>-0.9270509831248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2.42705098312488">
                <text:p>-2.427050983124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0.927050983124857">
                <text:p>-0.9270509831248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.927050983124797">
                <text:p>0.9270509831247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2.42705098312485">
                <text:p>2.427050983124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2.42705098312485">
                <text:p>2.427050983124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.927050983124888">
                <text:p>0.9270509831248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0.927050983124807">
                <text:p>-0.9270509831248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2.42705098312483">
                <text:p>-2.427050983124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2.42705098312487">
                <text:p>-2.427050983124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0.927050983124878">
                <text:p>-0.92705098312487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.927050983124817">
                <text:p>0.9270509831248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2.42705098312483">
                <text:p>2.427050983124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